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CF274465B6EFCFA9E1.jpg" manifest:media-type="image/jpeg"/>
  <manifest:file-entry manifest:full-path="Pictures/10000000000000E1000000E17462895B0635887A.jpg" manifest:media-type="image/jpeg"/>
  <manifest:file-entry manifest:full-path="Pictures/1000000000000222000001E0DB88142384992274.jpg" manifest:media-type="image/jpeg"/>
  <manifest:file-entry manifest:full-path="Pictures/1000020100000191000001F49FBC91DC080139D1.png" manifest:media-type="image/png"/>
  <manifest:file-entry manifest:full-path="Pictures/10000000000000FA000000FAB7C35712363DC5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opacity="100%" draw:opacity-name="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2.2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8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6cm" draw:marker-end-width="0.36cm" draw:fill="none" draw:textarea-vertical-align="middle" fo:padding-top="0.166cm" fo:padding-bottom="0.166cm" fo:padding-left="0.291cm" fo:padding-right="0.291cm"/>
    </style:style>
    <style:style style:name="gr1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3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81cm" svg:stroke-color="#ff66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20%" draw:contrast="-3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33cm, 0.133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401cm, 0.4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cm" fo:min-width="0.4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45cm" fo:min-width="0.5cm"/>
    </style:style>
    <style:style style:name="gr26" style:family="graphic" style:parent-style-name="standard">
      <style:graphic-properties draw:stroke="none" svg:stroke-width="0.2cm" svg:stroke-color="#000000" draw:marker-start-width="0.5cm" draw:marker-end-width="0.5cm" draw:fill="none" draw:fill-color="#ffffff" fo:min-height="1.55cm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opacity="100%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15" draw:id="id15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raise </text:span></text:p>
            <text:p text:style-name="P1"><text:span text:style-name="T1">VERSA </text:span><text:span text:style-name="T1">2.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frame draw:style-name="gr2" draw:text-style-name="P3" draw:layer="layout" svg:width="2.036cm" svg:height="2.036cm" svg:x="17.164cm" svg:y="4cm">
          <draw:image xlink:href="Pictures/10000000000000E1000000E17462895B0635887A.jpg" xlink:type="simple" xlink:show="embed" xlink:actuate="onLoad">
            <text:p/>
          </draw:image>
        </draw:frame>
        <draw:frame draw:style-name="gr2" draw:text-style-name="P3" draw:layer="layout" svg:width="2.419cm" svg:height="3.016cm" svg:x="2.1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0.231cm" svg:y="3.5cm">
          <draw:image xlink:href="Pictures/10000000000000FA000000FAB7C35712363DC579.jpg" xlink:type="simple" xlink:show="embed" xlink:actuate="onLoad">
            <text:p/>
          </draw:image>
        </draw:frame>
        <draw:g xml:id="id3" draw:id="id3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1" draw:id="id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6" draw:id="id6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2.419cm" svg:height="3.016cm" svg:x="4.8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419cm" svg:height="3.016cm" svg:x="7.631cm" svg:y="3.484cm">
          <draw:image xlink:href="Pictures/1000020100000191000001F49FBC91DC080139D1.png" xlink:type="simple" xlink:show="embed" xlink:actuate="onLoad">
            <text:p/>
          </draw:image>
        </draw:frame>
        <draw:frame draw:style-name="gr2" draw:text-style-name="P3" draw:layer="layout" svg:width="2.869cm" svg:height="2.869cm" svg:x="13.231cm" svg:y="3.5cm">
          <draw:image xlink:href="Pictures/10000000000000FA000000FAB7C35712363DC579.jpg" xlink:type="simple" xlink:show="embed" xlink:actuate="onLoad">
            <text:p/>
          </draw:image>
        </draw:frame>
        <draw:g xml:id="id8" draw:id="id8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3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3">v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7" draw:id="id7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3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3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6" draw:layer="layout" draw:type="curve" svg:x1="2.701cm" svg:y1="8.5cm" svg:x2="5.501cm" svg:y2="8.5cm" draw:start-shape="id1" draw:start-glue-point="5" draw:end-shape="id2" draw:end-glue-point="5" svg:d="M2701 8500c0 901 2800 901 2800 0" svg:viewBox="0 0 2801 677">
          <text:p/>
        </draw:connector>
        <draw:connector draw:style-name="gr9" draw:text-style-name="P6" draw:layer="layout" draw:type="curve" svg:x1="8.301cm" svg:y1="8.5cm" svg:x2="5.501cm" svg:y2="8.5cm" draw:start-shape="id3" draw:start-glue-point="5" draw:end-shape="id2" draw:end-glue-point="5" svg:d="M8301 8500c0 901-2800 901-2800 0" svg:viewBox="0 0 2801 677">
          <text:p/>
        </draw:connector>
        <draw:connector draw:style-name="gr10" draw:text-style-name="P6" xml:id="id5" draw:id="id5" draw:layer="layout" draw:type="curve" svg:x1="11.201cm" svg:y1="8.5cm" svg:x2="11.201cm" svg:y2="8.5cm" draw:start-shape="id4" draw:start-glue-point="5" draw:end-shape="id4" draw:end-glue-point="5" svg:d="M11201 8500z" svg:viewBox="0 0 1 1">
          <text:p/>
        </draw:connector>
        <draw:connector draw:style-name="gr9" draw:text-style-name="P6" draw:layer="layout" draw:type="curve" svg:x1="11.201cm" svg:y1="8.5cm" svg:x2="8.301cm" svg:y2="8.5cm" draw:start-shape="id5" draw:start-glue-point="0" draw:end-shape="id3" draw:end-glue-point="5" svg:d="M11201 8500c0 901-2900 901-2900 0" svg:viewBox="0 0 2901 677">
          <text:p/>
        </draw:connector>
        <draw:connector draw:style-name="gr9" draw:text-style-name="P6" draw:layer="layout" draw:type="curve" svg:x1="14.101cm" svg:y1="8.6cm" svg:x2="11.201cm" svg:y2="8.5cm" draw:start-shape="id6" draw:start-glue-point="6" draw:end-shape="id5" draw:end-glue-point="0" svg:d="M14101 8600c0 751-2900 801-2900-100" svg:viewBox="0 0 2901 671">
          <text:p/>
        </draw:connector>
        <draw:connector draw:style-name="gr11" draw:text-style-name="P6" draw:layer="layout" draw:type="curve" draw:line-skew="0.525cm" svg:x1="2.701cm" svg:y1="8.5cm" svg:x2="10.101cm" svg:y2="12.3cm" draw:start-shape="id1" draw:start-glue-point="5" draw:end-shape="id7" draw:end-glue-point="11" svg:d="M2701 8500c0 3712 7400 1813 7400 3800" svg:viewBox="0 0 7401 3801">
          <text:p/>
        </draw:connector>
        <draw:connector draw:style-name="gr12" draw:text-style-name="P6" draw:layer="layout" draw:type="curve" svg:x1="6.499cm" svg:y1="8.5cm" svg:x2="12.301cm" svg:y2="12.3cm" draw:start-shape="id2" draw:start-glue-point="4" draw:end-shape="id7" draw:end-glue-point="8" svg:d="M6499 8500c0 2925 5802 1025 5802 3800" svg:viewBox="0 0 5803 3801">
          <text:p/>
        </draw:connector>
        <draw:connector draw:style-name="gr12" draw:text-style-name="P6" draw:layer="layout" draw:type="curve" draw:line-skew="0.325cm" svg:x1="3.699cm" svg:y1="8.5cm" svg:x2="11.501cm" svg:y2="12.3cm" draw:start-shape="id1" draw:start-glue-point="4" draw:end-shape="id7" draw:end-glue-point="9" svg:d="M3699 8500c0 3412 7802 1513 7802 3800" svg:viewBox="0 0 7803 3801">
          <text:p/>
        </draw:connector>
        <draw:connector draw:style-name="gr12" draw:text-style-name="P6" draw:layer="layout" draw:type="curve" svg:x1="9.199cm" svg:y1="8.5cm" svg:x2="14.399cm" svg:y2="12.401cm" draw:start-shape="id3" draw:start-glue-point="4" draw:end-shape="id7" draw:end-glue-point="5" svg:d="M9199 8500c0 2925 5200 975 5200 3901" svg:viewBox="0 0 5201 3902">
          <text:p/>
        </draw:connector>
        <draw:connector draw:style-name="gr12" draw:text-style-name="P6" draw:layer="layout" draw:type="curve" draw:line-skew="-0.112cm" svg:x1="12.199cm" svg:y1="8.5cm" svg:x2="12.999cm" svg:y2="12.3cm" draw:start-shape="id4" draw:start-glue-point="4" draw:end-shape="id7" draw:end-glue-point="7" svg:d="M12199 8500c0 2757 800 857 800 3800" svg:viewBox="0 0 801 3801">
          <text:p/>
        </draw:connector>
        <draw:connector draw:style-name="gr12" draw:text-style-name="P6" draw:layer="layout" draw:type="curve" draw:line-skew="0.425cm" svg:x1="15.099cm" svg:y1="8.6cm" svg:x2="13.699cm" svg:y2="12.401cm" draw:start-shape="id6" draw:start-glue-point="7" draw:end-shape="id7" draw:end-glue-point="6" svg:d="M15099 8600c0 3412-1400 1512-1400 3801" svg:viewBox="0 0 1401 3802">
          <text:p/>
        </draw:connector>
        <draw:connector draw:style-name="gr12" draw:text-style-name="P6" draw:layer="layout" draw:type="curve" svg:x1="17.701cm" svg:y1="8.6cm" svg:x2="18.099cm" svg:y2="12.401cm" draw:start-shape="id8" draw:start-glue-point="8" draw:end-shape="id9" draw:end-glue-point="6" svg:d="M17701 8600c0 2775 398 875 398 3801" svg:viewBox="0 0 399 3802">
          <text:p/>
        </draw:connector>
        <draw:connector draw:style-name="gr13" draw:text-style-name="P6" draw:layer="layout" draw:type="curve" svg:x1="18.699cm" svg:y1="8.6cm" svg:x2="17.15cm" svg:y2="12.3cm" draw:start-shape="id8" draw:start-glue-point="9" draw:end-shape="id9" draw:end-glue-point="0" svg:d="M18699 8600c0 2775-1549 925-1549 3700" svg:viewBox="0 0 1550 3701">
          <text:p/>
        </draw:connector>
        <draw:connector draw:style-name="gr8" draw:text-style-name="P6" draw:layer="layout" draw:type="curve" svg:x1="16.701cm" svg:y1="8.6cm" svg:x2="16.201cm" svg:y2="12.3cm" draw:start-shape="id8" draw:start-glue-point="7" draw:end-shape="id9" draw:end-glue-point="4" svg:d="M16701 8600c0 2775-500 925-500 3700" svg:viewBox="0 0 501 3701">
          <text:p/>
        </draw:connector>
        <draw:g xml:id="id12" draw:id="id12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10.4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4cm" svg:y="20.6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4cm" svg:y="20.6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4cm" svg:y="20.6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4" draw:id="id14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4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cm" svg:y="20.6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cm" svg:y="20.6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cm" svg:y="20.6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13" draw:id="id13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6.7cm">
              <text:p text:style-name="P3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6.7cm">
              <text:p text:style-name="P3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6.7cm">
              <text:p text:style-name="P3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0" draw:id="id10" draw:layer="layout" svg:width="0.7cm" svg:height="0.7cm" svg:x="14.1cm" svg:y="26.7cm">
              <text:p text:style-name="P3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11" draw:id="id11" draw:layer="layout" svg:width="0.7cm" svg:height="0.7cm" svg:x="14.8cm" svg:y="26.7cm">
              <text:p text:style-name="P3">IO</text:p>
              <draw:enhanced-geometry svg:viewBox="0 0 21600 21600" draw:type="rectangle" draw:enhanced-path="M 0 0 L 21600 0 21600 21600 0 21600 0 0 Z N"/>
            </draw:custom-shape>
            <draw:connector draw:style-name="gr13" draw:text-style-name="P6" draw:layer="layout" draw:type="curve" draw:line-skew="-0.251cm" svg:x1="14.45cm" svg:y1="27.4cm" svg:x2="15.15cm" svg:y2="27.4cm" draw:start-shape="id10" draw:start-glue-point="2" draw:end-shape="id11" draw:end-glue-point="2" svg:d="M144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4.4cm">
              <text:p text:style-name="P3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4.4cm">
              <text:p text:style-name="P3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4.4cm">
              <text:p text:style-name="P3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4.1cm" svg:y="24.4cm">
              <text:p text:style-name="P3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6" draw:layer="layout" svg:x1="12.3cm" svg:y1="25.8cm" svg:x2="12.3cm" svg:y2="26.7cm">
            <text:p/>
          </draw:line>
          <draw:line draw:style-name="gr16" draw:text-style-name="P6" draw:layer="layout" svg:x1="13.1cm" svg:y1="25.8cm" svg:x2="13.1cm" svg:y2="26.7cm">
            <text:p/>
          </draw:line>
          <draw:line draw:style-name="gr16" draw:text-style-name="P6" draw:layer="layout" svg:x1="13.7cm" svg:y1="25.8cm" svg:x2="13.7cm" svg:y2="26.7cm">
            <text:p/>
          </draw:line>
          <draw:line draw:style-name="gr16" draw:text-style-name="P6" draw:layer="layout" svg:x1="14.4cm" svg:y1="25.8cm" svg:x2="14.4cm" svg:y2="26.7cm">
            <text:p/>
          </draw:line>
        </draw:g>
        <draw:connector draw:style-name="gr8" draw:text-style-name="P6" draw:layer="layout" draw:type="curve" svg:x1="10.801cm" svg:y1="21.3cm" svg:x2="13.799cm" svg:y2="24.4cm" draw:start-shape="id12" draw:start-glue-point="7" draw:end-shape="id13" draw:end-glue-point="6" svg:d="M10801 21300c0 2325 2998 775 2998 3100" svg:viewBox="0 0 2999 3101">
          <text:p/>
        </draw:connector>
        <draw:connector draw:style-name="gr13" draw:text-style-name="P6" draw:layer="layout" draw:type="curve" svg:x1="11.799cm" svg:y1="21.3cm" svg:x2="14.499cm" svg:y2="24.4cm" draw:start-shape="id12" draw:start-glue-point="8" draw:end-shape="id13" draw:end-glue-point="7" svg:d="M11799 21300c0 2325 2700 775 2700 3100" svg:viewBox="0 0 2701 3101">
          <text:p/>
        </draw:connector>
        <draw:connector draw:style-name="gr12" draw:text-style-name="P6" draw:layer="layout" draw:type="curve" svg:x1="12.799cm" svg:y1="21.3cm" svg:x2="12.401cm" svg:y2="24.4cm" draw:start-shape="id12" draw:start-glue-point="9" draw:end-shape="id13" draw:end-glue-point="4" svg:d="M12799 21300c0 2325-398 775-398 3100" svg:viewBox="0 0 399 3101">
          <text:p/>
        </draw:connector>
        <draw:connector draw:style-name="gr17" draw:text-style-name="P6" draw:layer="layout" draw:type="curve" svg:x1="16.299cm" svg:y1="21.3cm" svg:x2="13.101cm" svg:y2="24.4cm" draw:start-shape="id14" draw:start-glue-point="9" draw:end-shape="id13" draw:end-glue-point="5" svg:d="M16299 21300c0 2325-3198 775-3198 3100" svg:viewBox="0 0 3199 3101">
          <text:p/>
        </draw:connector>
        <draw:frame draw:style-name="gr18" draw:text-style-name="P7" xml:id="id16" draw:id="id16" draw:layer="layout" svg:width="6.94cm" svg:height="6.1cm" draw:transform="rotate (1.5707963267949) translate (2.3cm 20.84cm)">
          <draw:image xlink:href="Pictures/1000000000000222000001E0DB88142384992274.jpg" xlink:type="simple" xlink:show="embed" xlink:actuate="onLoad">
            <text:p text:style-name="P1"><text:span text:style-name="T1">Fraiseive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6" draw:layer="layout" draw:type="curve" draw:line-skew="0.281cm -0.934cm" svg:x1="10.215cm" svg:y1="16.236cm" svg:x2="7.112cm" svg:y2="14.377cm" draw:start-shape="id15" draw:start-glue-point="6" draw:end-shape="id16" draw:end-glue-point="10" svg:d="M10215 16236c-1539 0-1282-1886-1673-3067s-1430-1658-1430 1208" svg:viewBox="0 0 3104 3994">
          <text:p/>
        </draw:connector>
        <draw:frame draw:style-name="gr20" draw:text-style-name="P7" xml:id="id17" draw:id="id17" draw:layer="layout" svg:width="2.739cm" svg:height="4.399cm" draw:transform="rotate (-1.5707963267949) translate (6.799cm 22.761cm)">
          <draw:image xlink:href="Pictures/1000000000000222000001E0DB88142384992274.jpg" xlink:type="simple" xlink:show="embed" xlink:actuate="onLoad">
            <text:p text:style-name="P1"><text:span text:style-name="T1"/></text:p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7" draw:layer="layout" svg:width="1.728cm" svg:height="1.199cm" draw:transform="rotate (-3.14159265358979) translate (4.628cm 26.7cm)">
          <draw:image xlink:href="Pictures/1000000000000222000001E0DB88142384992274.jpg" xlink:type="simple" xlink:show="embed" xlink:actuate="onLoad">
            <text:p text:style-name="P1"><text:span text:style-name="T1"/></text:p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7" draw:layer="layout" svg:width="1.728cm" svg:height="1.199cm" draw:transform="rotate (-3.14159265358979) translate (6.7cm 26.699cm)">
          <draw:image xlink:href="Pictures/1000000000000222000001E0DB88142384992274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6" draw:layer="layout" draw:type="curve" svg:x1="5.35cm" svg:y1="20.84cm" svg:x2="5.405cm" svg:y2="22.965cm" draw:start-shape="id16" draw:end-shape="id17" draw:end-glue-point="8" svg:d="M5350 20840c0 1440 55 378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3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3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3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8" draw:layer="layout" svg:width="16.7cm" svg:height="2.106cm" svg:x="2.2cm" svg:y="1.3cm">
          <draw:text-box>
            <text:p text:style-name="P3"><text:span text:style-name="T2">Grou</text:span><text:span text:style-name="T2">nd </text:span><text:span text:style-name="T2">Nois</text:span><text:span text:style-name="T2">e</text:span></text:p>
            <text:p text:style-name="P3"><text:span text:style-name="T1">Câblag</text:span><text:span text:style-name="T1">e de la </text:span><text:span text:style-name="T1">téléco</text:span><text:span text:style-name="T1">mman</text:span><text:span text:style-name="T1">de</text:span></text:p>
          </draw:text-box>
        </draw:frame>
      </draw:page>
      <draw:page draw:name="page2" draw:style-name="dp1" draw:master-page-name="Standard">
        <draw:frame draw:style-name="gr1" draw:text-style-name="P2" xml:id="id32" draw:id="id32" draw:layer="layout" svg:width="9.483cm" svg:height="9.408cm" svg:x="9.417cm" svg:y="12.096cm">
          <draw:image xlink:href="Pictures/10000000000001D4000001CF274465B6EFCFA9E1.jpg" xlink:type="simple" xlink:show="embed" xlink:actuate="onLoad">
            <text:p text:style-name="P1"><text:span text:style-name="T1">Fraise </text:span></text:p>
            <text:p text:style-name="P1"><text:span text:style-name="T1">VERSA </text:span><text:span text:style-name="T1">2.0</text:span></text:p>
          </draw:image>
          <draw:glue-point draw:id="4" svg:x="-4.159cm" svg:y="-1.61cm"/>
          <draw:glue-point draw:id="5" svg:x="-4.159cm" svg:y="-1.106cm"/>
          <draw:glue-point draw:id="6" svg:x="-4.159cm" svg:y="-0.6cm"/>
          <draw:glue-point draw:id="7" svg:x="-4.139cm" svg:y="-0.084cm"/>
          <draw:glue-point draw:id="8" svg:x="-4.187cm" svg:y="0.254cm"/>
          <draw:glue-point draw:id="9" svg:x="-3.15cm" svg:y="2.274cm"/>
          <draw:glue-point draw:id="10" svg:x="-2.646cm" svg:y="2.288cm"/>
          <draw:glue-point draw:id="11" svg:x="-2.141cm" svg:y="2.288cm"/>
          <draw:glue-point draw:id="12" svg:x="-1.637cm" svg:y="2.288cm"/>
          <draw:glue-point draw:id="13" svg:x="-1.123cm" svg:y="2.288cm"/>
          <draw:glue-point draw:id="14" svg:x="-0.628cm" svg:y="2.288cm"/>
          <draw:glue-point draw:id="15" svg:x="-0.124cm" svg:y="2.288cm"/>
          <draw:glue-point draw:id="16" svg:x="0.379cm" svg:y="2.288cm"/>
          <draw:glue-point draw:id="17" svg:x="0.548cm" svg:y="-2.457cm"/>
          <draw:glue-point draw:id="18" svg:x="0.043cm" svg:y="-2.457cm"/>
          <draw:glue-point draw:id="19" svg:x="-0.46cm" svg:y="-2.291cm"/>
          <draw:glue-point draw:id="20" svg:x="-0.965cm" svg:y="-2.288cm"/>
          <draw:glue-point draw:id="21" svg:x="-1.469cm" svg:y="-2.291cm"/>
          <draw:glue-point draw:id="22" svg:x="-1.973cm" svg:y="-2.457cm"/>
          <draw:glue-point draw:id="23" svg:x="-2.478cm" svg:y="-2.457cm"/>
          <draw:glue-point draw:id="24" svg:x="-2.814cm" svg:y="-2.288cm"/>
          <draw:glue-point draw:id="25" svg:x="2.061cm" svg:y="4.152cm"/>
          <draw:glue-point draw:id="26" svg:x="0.884cm" svg:y="3.983cm"/>
          <draw:glue-point draw:id="27" svg:x="-0.124cm" svg:y="4.008cm"/>
          <draw:glue-point draw:id="28" svg:x="-1.637cm" svg:y="3.983cm"/>
          <draw:glue-point draw:id="29" svg:x="-2.814cm" svg:y="4.02cm"/>
          <draw:glue-point draw:id="30" svg:x="-4.159cm" svg:y="3.983cm"/>
          <draw:glue-point draw:id="31" svg:x="2.061cm" svg:y="-4.152cm"/>
          <draw:glue-point draw:id="32" svg:x="0.884cm" svg:y="-4.152cm"/>
          <draw:glue-point draw:id="33" svg:x="-0.292cm" svg:y="-3.983cm"/>
          <draw:glue-point draw:id="34" svg:x="-1.637cm" svg:y="-3.983cm"/>
          <draw:glue-point draw:id="35" svg:x="-2.982cm" svg:y="-3.983cm"/>
          <draw:glue-point draw:id="36" svg:x="-4.159cm" svg:y="-3.983cm"/>
        </draw:frame>
        <draw:g xml:id="id20" draw:id="id20">
          <draw:glue-point draw:id="4" svg:x="1.419cm" svg:y="4.5cm"/>
          <draw:glue-point draw:id="5" svg:x="-2.042cm" svg:y="4.5cm"/>
          <draw:custom-shape draw:style-name="gr3" draw:text-style-name="P4" draw:layer="layout" svg:width="2.6cm" svg:height="2cm" svg:x="7.531cm" svg:y="6.6cm">
            <text:p text:style-name="P4">Poussoir</text:p>
            <text:p text:style-name="P4">START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7.9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8.9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18" draw:id="id18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.931cm" svg:y="6.6cm">
            <text:p text:style-name="P4">Poussoir</text:p>
            <text:p text:style-name="P4">HOM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2.3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3.3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19" draw:id="id19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4.731cm" svg:y="6.6cm">
            <text:p text:style-name="P4">Poussoir</text:p>
            <text:p text:style-name="P4">STOP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5.1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6.1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21" draw:id="id21">
          <draw:glue-point draw:id="4" svg:x="1.803cm" svg:y="4.5cm"/>
          <draw:glue-point draw:id="5" svg:x="-2.042cm" svg:y="4.5cm"/>
          <draw:custom-shape draw:style-name="gr3" draw:text-style-name="P4" draw:layer="layout" svg:width="2.6cm" svg:height="2cm" svg:x="10.431cm" svg:y="6.6cm">
            <text:p text:style-name="P4">Inter</text:p>
            <text:p text:style-name="P4">MODE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8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8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23" draw:id="id23">
          <draw:glue-point draw:id="4" svg:x="1.803cm" svg:y="4.5cm"/>
          <draw:glue-point draw:id="5" svg:x="-2.042cm" svg:y="4.5cm"/>
          <draw:glue-point draw:id="6" svg:x="-2.042cm" svg:y="5cm"/>
          <draw:glue-point draw:id="7" svg:x="1.803cm" svg:y="5cm"/>
          <draw:custom-shape draw:style-name="gr3" draw:text-style-name="P4" draw:layer="layout" svg:width="2.6cm" svg:height="2cm" svg:x="13.331cm" svg:y="6.6cm">
            <text:p text:style-name="P4">Inter</text:p>
            <text:p text:style-name="P4">DIR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731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31cm" svg:y="7.9cm">
            <text:p text:style-name="P3">+</text:p>
            <draw:enhanced-geometry svg:viewBox="0 0 21600 21600" draw:type="rectangle" draw:enhanced-path="M 0 0 L 21600 0 21600 21600 0 21600 0 0 Z N"/>
          </draw:custom-shape>
        </draw:g>
        <draw:g xml:id="id25" draw:id="id25">
          <draw:glue-point draw:id="4" svg:x="-3.518cm" svg:y="4cm"/>
          <draw:glue-point draw:id="5" svg:x="0.555cm" svg:y="4.5cm"/>
          <draw:glue-point draw:id="6" svg:x="3.518cm" svg:y="4.5cm"/>
          <draw:glue-point draw:id="7" svg:x="-3.888cm" svg:y="5cm"/>
          <draw:glue-point draw:id="8" svg:x="-0.185cm" svg:y="5cm"/>
          <draw:glue-point draw:id="9" svg:x="3.518cm" svg:y="5cm"/>
          <draw:custom-shape draw:style-name="gr5" draw:text-style-name="P4" draw:layer="layout" svg:width="2.7cm" svg:height="2cm" svg:x="16.4cm" svg:y="6.6cm">
            <text:p text:style-name="P4">Pot</text:p>
            <text:p text:style-name="P4">SPEED</text:p>
            <text:p text:style-name="P4"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6.4cm" svg:y="7.9cm">
            <text:p text:style-name="P3">-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8.4cm" svg:y="7.9cm">
            <text:p text:style-name="P3">+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7.4cm" svg:y="7.9cm">
            <text:p text:style-name="P3">v</text:p>
            <draw:enhanced-geometry svg:viewBox="0 0 21600 21600" draw:type="rectangle" draw:enhanced-path="M 0 0 L 21600 0 21600 21600 0 21600 0 0 Z N"/>
          </draw:custom-shape>
        </draw:g>
        <draw:g xml:id="id26" draw:id="id26">
          <draw:glue-point draw:id="4" svg:x="-3.518cm" svg:y="-5cm"/>
          <draw:glue-point draw:id="5" svg:x="0.555cm" svg:y="-4.285cm"/>
          <draw:glue-point draw:id="6" svg:x="3.518cm" svg:y="-4.285cm"/>
          <draw:custom-shape draw:style-name="gr6" draw:text-style-name="P4" draw:layer="layout" svg:width="2.7cm" svg:height="1.4cm" svg:x="15.8cm" svg:y="12.3cm">
            <text:p text:style-name="P4"/>
            <text:p text:style-name="P4">K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.8cm" svg:y="12.3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7.8cm" svg:y="12.3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.8cm" svg:y="12.3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24" draw:id="id24"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7" draw:text-style-name="P4" draw:layer="layout" svg:width="5.6cm" svg:height="1.4cm" svg:x="9.8cm" svg:y="12.3cm">
            <text:p text:style-name="P4"/>
            <text:p text:style-name="P4">VNH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9.8cm" svg:y="12.3cm">
            <text:p text:style-name="P3">1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2cm" svg:y="12.3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0.5cm" svg:y="12.3cm">
            <text:p text:style-name="P3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1.9cm" svg:y="12.3cm">
            <text:p text:style-name="P3">4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3.3cm" svg:y="12.3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2.6cm" svg:y="12.3cm">
            <text:p text:style-name="P3">5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.7cm" svg:y="12.3cm">
            <text:p text:style-name="P3">8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7cm" svg:height="0.7cm" svg:x="14cm" svg:y="12.3cm">
            <text:p text:style-name="P3">7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6" draw:layer="layout" draw:type="curve" svg:x1="2.701cm" svg:y1="8.5cm" svg:x2="5.501cm" svg:y2="8.5cm" draw:start-shape="id18" draw:start-glue-point="5" draw:end-shape="id19" draw:end-glue-point="5" svg:d="M2701 8500c0 901 2800 901 2800 0" svg:viewBox="0 0 2801 677">
          <text:p/>
        </draw:connector>
        <draw:connector draw:style-name="gr9" draw:text-style-name="P6" draw:layer="layout" draw:type="curve" svg:x1="8.301cm" svg:y1="8.5cm" svg:x2="5.501cm" svg:y2="8.5cm" draw:start-shape="id20" draw:start-glue-point="5" draw:end-shape="id19" draw:end-glue-point="5" svg:d="M8301 8500c0 901-2800 901-2800 0" svg:viewBox="0 0 2801 677">
          <text:p/>
        </draw:connector>
        <draw:connector draw:style-name="gr10" draw:text-style-name="P6" xml:id="id22" draw:id="id22" draw:layer="layout" draw:type="curve" svg:x1="11.201cm" svg:y1="8.5cm" svg:x2="11.201cm" svg:y2="8.5cm" draw:start-shape="id21" draw:start-glue-point="5" draw:end-shape="id21" draw:end-glue-point="5" svg:d="M11201 8500z" svg:viewBox="0 0 1 1">
          <text:p/>
        </draw:connector>
        <draw:connector draw:style-name="gr9" draw:text-style-name="P6" draw:layer="layout" draw:type="curve" svg:x1="11.201cm" svg:y1="8.5cm" svg:x2="8.301cm" svg:y2="8.5cm" draw:start-shape="id22" draw:start-glue-point="0" draw:end-shape="id20" draw:end-glue-point="5" svg:d="M11201 8500c0 901-2900 901-2900 0" svg:viewBox="0 0 2901 677">
          <text:p/>
        </draw:connector>
        <draw:connector draw:style-name="gr9" draw:text-style-name="P6" draw:layer="layout" draw:type="curve" svg:x1="14.101cm" svg:y1="8.6cm" svg:x2="11.201cm" svg:y2="8.5cm" draw:start-shape="id23" draw:start-glue-point="6" draw:end-shape="id22" draw:end-glue-point="0" svg:d="M14101 8600c0 751-2900 801-2900-100" svg:viewBox="0 0 2901 671">
          <text:p/>
        </draw:connector>
        <draw:connector draw:style-name="gr11" draw:text-style-name="P6" draw:layer="layout" draw:type="curve" draw:line-skew="0.525cm" svg:x1="2.701cm" svg:y1="8.5cm" svg:x2="10.101cm" svg:y2="12.3cm" draw:start-shape="id18" draw:start-glue-point="5" draw:end-shape="id24" draw:end-glue-point="11" svg:d="M2701 8500c0 3712 7400 1813 7400 3800" svg:viewBox="0 0 7401 3801">
          <text:p/>
        </draw:connector>
        <draw:connector draw:style-name="gr12" draw:text-style-name="P6" draw:layer="layout" draw:type="curve" svg:x1="6.499cm" svg:y1="8.5cm" svg:x2="12.301cm" svg:y2="12.3cm" draw:start-shape="id19" draw:start-glue-point="4" draw:end-shape="id24" draw:end-glue-point="8" svg:d="M6499 8500c0 2925 5802 1025 5802 3800" svg:viewBox="0 0 5803 3801">
          <text:p/>
        </draw:connector>
        <draw:connector draw:style-name="gr12" draw:text-style-name="P6" draw:layer="layout" draw:type="curve" draw:line-skew="0.325cm" svg:x1="3.699cm" svg:y1="8.5cm" svg:x2="11.501cm" svg:y2="12.3cm" draw:start-shape="id18" draw:start-glue-point="4" draw:end-shape="id24" draw:end-glue-point="9" svg:d="M3699 8500c0 3412 7802 1513 7802 3800" svg:viewBox="0 0 7803 3801">
          <text:p/>
        </draw:connector>
        <draw:connector draw:style-name="gr12" draw:text-style-name="P6" draw:layer="layout" draw:type="curve" svg:x1="9.199cm" svg:y1="8.5cm" svg:x2="14.399cm" svg:y2="12.401cm" draw:start-shape="id20" draw:start-glue-point="4" draw:end-shape="id24" draw:end-glue-point="5" svg:d="M9199 8500c0 2925 5200 975 5200 3901" svg:viewBox="0 0 5201 3902">
          <text:p/>
        </draw:connector>
        <draw:connector draw:style-name="gr12" draw:text-style-name="P6" draw:layer="layout" draw:type="curve" draw:line-skew="-0.112cm" svg:x1="12.199cm" svg:y1="8.5cm" svg:x2="12.999cm" svg:y2="12.3cm" draw:start-shape="id21" draw:start-glue-point="4" draw:end-shape="id24" draw:end-glue-point="7" svg:d="M12199 8500c0 2757 800 857 800 3800" svg:viewBox="0 0 801 3801">
          <text:p/>
        </draw:connector>
        <draw:connector draw:style-name="gr12" draw:text-style-name="P6" draw:layer="layout" draw:type="curve" draw:line-skew="0.425cm" svg:x1="15.099cm" svg:y1="8.6cm" svg:x2="13.699cm" svg:y2="12.401cm" draw:start-shape="id23" draw:start-glue-point="7" draw:end-shape="id24" draw:end-glue-point="6" svg:d="M15099 8600c0 3412-1400 1512-1400 3801" svg:viewBox="0 0 1401 3802">
          <text:p/>
        </draw:connector>
        <draw:connector draw:style-name="gr12" draw:text-style-name="P6" draw:layer="layout" draw:type="curve" svg:x1="17.701cm" svg:y1="8.6cm" svg:x2="18.099cm" svg:y2="12.401cm" draw:start-shape="id25" draw:start-glue-point="8" draw:end-shape="id26" draw:end-glue-point="6" svg:d="M17701 8600c0 2775 398 875 398 3801" svg:viewBox="0 0 399 3802">
          <text:p/>
        </draw:connector>
        <draw:connector draw:style-name="gr13" draw:text-style-name="P6" draw:layer="layout" draw:type="curve" svg:x1="18.699cm" svg:y1="8.6cm" svg:x2="17.15cm" svg:y2="12.3cm" draw:start-shape="id25" draw:start-glue-point="9" draw:end-shape="id26" draw:end-glue-point="0" svg:d="M18699 8600c0 2775-1549 925-1549 3700" svg:viewBox="0 0 1550 3701">
          <text:p/>
        </draw:connector>
        <draw:connector draw:style-name="gr8" draw:text-style-name="P6" draw:layer="layout" draw:type="curve" svg:x1="16.701cm" svg:y1="8.6cm" svg:x2="16.201cm" svg:y2="12.3cm" draw:start-shape="id25" draw:start-glue-point="7" draw:end-shape="id26" draw:end-glue-point="4" svg:d="M16701 8600c0 2775-500 925-500 3700" svg:viewBox="0 0 501 3701">
          <text:p/>
        </draw:connector>
        <draw:g xml:id="id29" draw:id="id29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888cm" svg:y="5cm"/>
          <draw:custom-shape draw:style-name="gr6" draw:text-style-name="P4" draw:layer="layout" svg:width="2.7cm" svg:height="1.4cm" svg:x="10.4cm" svg:y="19.9cm">
            <text:p text:style-name="P4">K5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0.4cm" svg:y="20.6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2.4cm" svg:y="20.6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1.4cm" svg:y="20.6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1" draw:id="id31">
          <draw:glue-point draw:id="4" svg:x="-3.518cm" svg:y="-5cm"/>
          <draw:glue-point draw:id="5" svg:x="0.555cm" svg:y="-4.285cm"/>
          <draw:glue-point draw:id="6" svg:x="3.518cm" svg:y="-4.285cm"/>
          <draw:glue-point draw:id="7" svg:x="-3.518cm" svg:y="5cm"/>
          <draw:glue-point draw:id="8" svg:x="0.185cm" svg:y="5cm"/>
          <draw:glue-point draw:id="9" svg:x="3.518cm" svg:y="5cm"/>
          <draw:custom-shape draw:style-name="gr6" draw:text-style-name="P4" draw:layer="layout" svg:width="2.7cm" svg:height="1.4cm" svg:x="14cm" svg:y="19.9cm">
            <text:p text:style-name="P4">K7</text:p>
            <text:p text:style-name="P4"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4cm" svg:y="20.6cm">
            <text:p text:style-name="P3">1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6cm" svg:y="20.6cm">
            <text:p text:style-name="P3">3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5" draw:layer="layout" svg:width="0.7cm" svg:height="0.7cm" svg:x="15cm" svg:y="20.6cm">
            <text:p text:style-name="P3">2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 xml:id="id30" draw:id="id30">
          <draw:glue-point draw:id="4" svg:x="-3.857cm" svg:y="-5cm"/>
          <draw:glue-point draw:id="5" svg:x="-1.857cm" svg:y="-5cm"/>
          <draw:glue-point draw:id="6" svg:x="0.142cm" svg:y="-5cm"/>
          <draw:glue-point draw:id="7" svg:x="2.142cm" svg:y="-5cm"/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4" draw:text-style-name="P4" draw:layer="layout" svg:width="3.5cm" svg:height="1.4cm" svg:x="12cm" svg:y="26.7cm">
              <text:p text:style-name="P4"/>
              <text:p text:style-name="P4">LC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6.7cm">
              <text:p text:style-name="P3">C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6.7cm">
              <text:p text:style-name="P3">-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6.7cm">
              <text:p text:style-name="P3">D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27" draw:id="id27" draw:layer="layout" svg:width="0.7cm" svg:height="0.7cm" svg:x="14.1cm" svg:y="26.7cm">
              <text:p text:style-name="P3">+</text:p>
              <draw:enhanced-geometry svg:viewBox="0 0 21600 21600" draw:type="rectangle" draw:enhanced-path="M 0 0 L 21600 0 21600 21600 0 21600 0 0 Z N"/>
            </draw:custom-shape>
            <draw:custom-shape draw:style-name="gr4" draw:text-style-name="P5" xml:id="id28" draw:id="id28" draw:layer="layout" svg:width="0.7cm" svg:height="0.7cm" svg:x="14.8cm" svg:y="26.7cm">
              <text:p text:style-name="P3">IO</text:p>
              <draw:enhanced-geometry svg:viewBox="0 0 21600 21600" draw:type="rectangle" draw:enhanced-path="M 0 0 L 21600 0 21600 21600 0 21600 0 0 Z N"/>
            </draw:custom-shape>
            <draw:connector draw:style-name="gr13" draw:text-style-name="P6" draw:layer="layout" draw:type="curve" draw:line-skew="-0.251cm" svg:x1="14.45cm" svg:y1="27.4cm" svg:x2="15.15cm" svg:y2="27.4cm" draw:start-shape="id27" draw:start-glue-point="2" draw:end-shape="id28" draw:end-glue-point="2" svg:d="M14450 27400c0 375 700 375 700 0" svg:viewBox="0 0 701 282">
              <text:p/>
            </draw:connector>
          </draw:g>
          <draw:g>
            <draw:glue-point draw:id="4" svg:x="4.285cm" svg:y="-4.285cm"/>
            <draw:glue-point draw:id="5" svg:x="3.214cm" svg:y="-4.285cm"/>
            <draw:glue-point draw:id="6" svg:x="1.964cm" svg:y="-4.285cm"/>
            <draw:glue-point draw:id="7" svg:x="0.714cm" svg:y="-5cm"/>
            <draw:glue-point draw:id="8" svg:x="-0.535cm" svg:y="-5cm"/>
            <draw:glue-point draw:id="9" svg:x="-1.964cm" svg:y="-5cm"/>
            <draw:glue-point draw:id="10" svg:x="-3.214cm" svg:y="-5cm"/>
            <draw:glue-point draw:id="11" svg:x="-4.464cm" svg:y="-5cm"/>
            <draw:custom-shape draw:style-name="gr15" draw:text-style-name="P4" draw:layer="layout" svg:width="2.8cm" svg:height="1.4cm" svg:x="12cm" svg:y="24.4cm">
              <text:p text:style-name="P4"/>
              <text:p text:style-name="P4">Conn4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cm" svg:y="24.4cm">
              <text:p text:style-name="P3">1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3.4cm" svg:y="24.4cm">
              <text:p text:style-name="P3">3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2.7cm" svg:y="24.4cm">
              <text:p text:style-name="P3">2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0.7cm" svg:height="0.7cm" svg:x="14.1cm" svg:y="24.4cm">
              <text:p text:style-name="P3">4</text:p>
              <draw:enhanced-geometry svg:viewBox="0 0 21600 21600" draw:type="rectangle" draw:enhanced-path="M 0 0 L 21600 0 21600 21600 0 21600 0 0 Z N"/>
            </draw:custom-shape>
          </draw:g>
          <draw:line draw:style-name="gr16" draw:text-style-name="P6" draw:layer="layout" svg:x1="12.3cm" svg:y1="25.8cm" svg:x2="12.3cm" svg:y2="26.7cm">
            <text:p/>
          </draw:line>
          <draw:line draw:style-name="gr16" draw:text-style-name="P6" draw:layer="layout" svg:x1="13.1cm" svg:y1="25.8cm" svg:x2="13.1cm" svg:y2="26.7cm">
            <text:p/>
          </draw:line>
          <draw:line draw:style-name="gr16" draw:text-style-name="P6" draw:layer="layout" svg:x1="13.7cm" svg:y1="25.8cm" svg:x2="13.7cm" svg:y2="26.7cm">
            <text:p/>
          </draw:line>
          <draw:line draw:style-name="gr16" draw:text-style-name="P6" draw:layer="layout" svg:x1="14.4cm" svg:y1="25.8cm" svg:x2="14.4cm" svg:y2="26.7cm">
            <text:p/>
          </draw:line>
        </draw:g>
        <draw:connector draw:style-name="gr8" draw:text-style-name="P6" draw:layer="layout" draw:type="curve" svg:x1="10.801cm" svg:y1="21.3cm" svg:x2="13.799cm" svg:y2="24.4cm" draw:start-shape="id29" draw:start-glue-point="7" draw:end-shape="id30" draw:end-glue-point="6" svg:d="M10801 21300c0 2325 2998 775 2998 3100" svg:viewBox="0 0 2999 3101">
          <text:p/>
        </draw:connector>
        <draw:connector draw:style-name="gr13" draw:text-style-name="P6" draw:layer="layout" draw:type="curve" svg:x1="11.799cm" svg:y1="21.3cm" svg:x2="14.499cm" svg:y2="24.4cm" draw:start-shape="id29" draw:start-glue-point="8" draw:end-shape="id30" draw:end-glue-point="7" svg:d="M11799 21300c0 2325 2700 775 2700 3100" svg:viewBox="0 0 2701 3101">
          <text:p/>
        </draw:connector>
        <draw:connector draw:style-name="gr12" draw:text-style-name="P6" draw:layer="layout" draw:type="curve" svg:x1="12.799cm" svg:y1="21.3cm" svg:x2="12.401cm" svg:y2="24.4cm" draw:start-shape="id29" draw:start-glue-point="9" draw:end-shape="id30" draw:end-glue-point="4" svg:d="M12799 21300c0 2325-398 775-398 3100" svg:viewBox="0 0 399 3101">
          <text:p/>
        </draw:connector>
        <draw:connector draw:style-name="gr17" draw:text-style-name="P6" draw:layer="layout" draw:type="curve" svg:x1="16.299cm" svg:y1="21.3cm" svg:x2="13.101cm" svg:y2="24.4cm" draw:start-shape="id31" draw:start-glue-point="9" draw:end-shape="id30" draw:end-glue-point="5" svg:d="M16299 21300c0 2325-3198 775-3198 3100" svg:viewBox="0 0 3199 3101">
          <text:p/>
        </draw:connector>
        <draw:frame draw:style-name="gr18" draw:text-style-name="P7" xml:id="id33" draw:id="id33" draw:layer="layout" svg:width="6.94cm" svg:height="6.1cm" draw:transform="rotate (1.5707963267949) translate (2.3cm 20.84cm)">
          <draw:image xlink:href="Pictures/1000000000000222000001E0DB88142384992274.jpg" xlink:type="simple" xlink:show="embed" xlink:actuate="onLoad">
            <text:p text:style-name="P1"><text:span text:style-name="T1">F</text:span><text:span text:style-name="T1">r</text:span><text:span text:style-name="T1">a</text:span><text:span text:style-name="T1">i</text:span><text:span text:style-name="T1">s</text:span><text:span text:style-name="T1">e</text:span><text:span text:style-name="T1">i</text:span><text:span text:style-name="T1">v</text:span><text:span text:style-name="T1">e</text:span><text:span text:style-name="T1">r</text:span></text:p>
          </draw:image>
          <draw:glue-point draw:id="4" svg:x="-4.314cm" svg:y="-3.573cm"/>
          <draw:glue-point draw:id="5" svg:x="-4.314cm" svg:y="-4.498cm"/>
          <draw:glue-point draw:id="6" svg:x="-3.001cm" svg:y="4.609cm"/>
          <draw:glue-point draw:id="7" svg:x="0.363cm" svg:y="4.609cm"/>
          <draw:glue-point draw:id="8" svg:x="1.837cm" svg:y="-4.266cm"/>
          <draw:glue-point draw:id="9" svg:x="2.416cm" svg:y="-4.314cm"/>
          <draw:glue-point draw:id="10" svg:x="2.89cm" svg:y="-4.314cm"/>
          <draw:glue-point draw:id="11" svg:x="3.363cm" svg:y="-4.314cm"/>
          <draw:glue-point draw:id="12" svg:x="3.837cm" svg:y="-4.312cm"/>
          <draw:glue-point draw:id="13" svg:x="3.942cm" svg:y="-3.85cm"/>
          <draw:glue-point draw:id="14" svg:x="3.363cm" svg:y="-3.85cm"/>
          <draw:glue-point draw:id="15" svg:x="2.89cm" svg:y="-3.85cm"/>
          <draw:glue-point draw:id="16" svg:x="2.416cm" svg:y="-3.85cm"/>
          <draw:glue-point draw:id="17" svg:x="1.837cm" svg:y="-3.805cm"/>
        </draw:frame>
        <draw:connector draw:style-name="gr19" draw:text-style-name="P6" draw:layer="layout" draw:type="curve" draw:line-skew="0.281cm -0.934cm" svg:x1="10.215cm" svg:y1="16.236cm" svg:x2="7.112cm" svg:y2="14.377cm" draw:start-shape="id32" draw:start-glue-point="6" draw:end-shape="id33" draw:end-glue-point="10" svg:d="M10215 16236c-1537 0-1280-1886-1672-3067s-1431-1658-1431 1208" svg:viewBox="0 0 3104 3994">
          <text:p/>
        </draw:connector>
        <draw:frame draw:style-name="gr20" draw:text-style-name="P7" xml:id="id34" draw:id="id34" draw:layer="layout" svg:width="2.739cm" svg:height="4.399cm" draw:transform="rotate (-1.5707963267949) translate (6.799cm 22.761cm)">
          <draw:image xlink:href="Pictures/1000000000000222000001E0DB88142384992274.jpg" xlink:type="simple" xlink:show="embed" xlink:actuate="onLoad">
            <text:p/>
          </draw:image>
          <draw:glue-point draw:id="4" svg:x="-4.305cm" svg:y="-3.566cm"/>
          <draw:glue-point draw:id="5" svg:x="-4.305cm" svg:y="-4.49cm"/>
          <draw:glue-point draw:id="6" svg:x="-2.993cm" svg:y="4.6cm"/>
          <draw:glue-point draw:id="7" svg:x="0.359cm" svg:y="4.6cm"/>
          <draw:glue-point draw:id="8" svg:x="1.834cm" svg:y="-4.257cm"/>
          <draw:glue-point draw:id="9" svg:x="2.411cm" svg:y="-4.308cm"/>
          <draw:glue-point draw:id="10" svg:x="2.887cm" svg:y="-4.308cm"/>
          <draw:glue-point draw:id="11" svg:x="3.359cm" svg:y="-4.308cm"/>
          <draw:glue-point draw:id="12" svg:x="3.834cm" svg:y="-4.304cm"/>
          <draw:glue-point draw:id="13" svg:x="3.939cm" svg:y="-3.84cm"/>
          <draw:glue-point draw:id="14" svg:x="3.359cm" svg:y="-3.84cm"/>
          <draw:glue-point draw:id="15" svg:x="2.887cm" svg:y="-3.84cm"/>
          <draw:glue-point draw:id="16" svg:x="2.411cm" svg:y="-3.84cm"/>
          <draw:glue-point draw:id="17" svg:x="1.834cm" svg:y="-3.797cm"/>
        </draw:frame>
        <draw:frame draw:style-name="gr21" draw:text-style-name="P7" draw:layer="layout" svg:width="1.728cm" svg:height="1.199cm" draw:transform="rotate (-3.14159265358979) translate (4.628cm 26.7cm)">
          <draw:image xlink:href="Pictures/1000000000000222000001E0DB88142384992274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frame draw:style-name="gr21" draw:text-style-name="P7" draw:layer="layout" svg:width="1.728cm" svg:height="1.199cm" draw:transform="rotate (-3.14159265358979) translate (6.7cm 26.699cm)">
          <draw:image xlink:href="Pictures/1000000000000222000001E0DB88142384992274.jpg" xlink:type="simple" xlink:show="embed" xlink:actuate="onLoad">
            <text:p/>
          </draw:image>
          <draw:glue-point draw:id="4" svg:x="3.548cm" svg:y="-4.274cm"/>
          <draw:glue-point draw:id="5" svg:x="4.479cm" svg:y="-4.274cm"/>
          <draw:glue-point draw:id="6" svg:x="-4.583cm" svg:y="-2.962cm"/>
          <draw:glue-point draw:id="7" svg:x="-4.583cm" svg:y="0.35cm"/>
          <draw:glue-point draw:id="8" svg:x="4.25cm" svg:y="1.821cm"/>
          <draw:glue-point draw:id="9" svg:x="4.284cm" svg:y="2.402cm"/>
          <draw:glue-point draw:id="10" svg:x="4.284cm" svg:y="2.872cm"/>
          <draw:glue-point draw:id="11" svg:x="4.284cm" svg:y="3.343cm"/>
          <draw:glue-point draw:id="12" svg:x="4.284cm" svg:y="3.823cm"/>
          <draw:glue-point draw:id="13" svg:x="3.826cm" svg:y="3.923cm"/>
          <draw:glue-point draw:id="14" svg:x="3.826cm" svg:y="3.343cm"/>
          <draw:glue-point draw:id="15" svg:x="3.826cm" svg:y="2.872cm"/>
          <draw:glue-point draw:id="16" svg:x="3.826cm" svg:y="2.402cm"/>
          <draw:glue-point draw:id="17" svg:x="3.784cm" svg:y="1.821cm"/>
        </draw:frame>
        <draw:connector draw:style-name="gr19" draw:text-style-name="P6" draw:layer="layout" draw:type="curve" svg:x1="5.35cm" svg:y1="20.84cm" svg:x2="5.405cm" svg:y2="22.965cm" draw:start-shape="id33" draw:end-shape="id34" draw:end-glue-point="8" svg:d="M5350 20840c0 1441 55 379 55 2125" svg:viewBox="0 0 56 2126">
          <text:p/>
        </draw:connector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2" draw:text-style-name="P4" draw:layer="layout" svg:width="1.8cm" svg:height="1.4cm" svg:x="2.7cm" svg:y="26.9cm">
            <text:p text:style-name="P4"/>
            <text:p text:style-name="P4">Alim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2.7cm" svg:y="26.9cm">
            <text:p text:style-name="P3">0</text:p>
            <draw:enhanced-geometry svg:viewBox="0 0 21600 21600" draw:type="rectangle" draw:enhanced-path="M 0 0 L 21600 0 21600 21600 0 21600 0 0 Z N"/>
          </draw:custom-shape>
          <draw:custom-shape draw:style-name="gr23" draw:text-style-name="P5" draw:layer="layout" svg:width="0.9cm" svg:height="0.7cm" svg:x="3.6cm" svg:y="26.9cm">
            <text:p text:style-name="P3">+</text:p>
            <draw:enhanced-geometry svg:viewBox="0 0 21600 21600" draw:type="rectangle" draw:enhanced-path="M 0 0 L 21600 0 21600 21600 0 21600 0 0 Z N"/>
          </draw:custom-shape>
        </draw:g>
        <draw:g>
          <draw:glue-point draw:id="4" svg:x="4.285cm" svg:y="-4.285cm"/>
          <draw:glue-point draw:id="5" svg:x="3.214cm" svg:y="-4.285cm"/>
          <draw:glue-point draw:id="6" svg:x="1.964cm" svg:y="-4.285cm"/>
          <draw:glue-point draw:id="7" svg:x="0.714cm" svg:y="-5cm"/>
          <draw:glue-point draw:id="8" svg:x="-0.535cm" svg:y="-5cm"/>
          <draw:glue-point draw:id="9" svg:x="-1.964cm" svg:y="-5cm"/>
          <draw:glue-point draw:id="10" svg:x="-3.214cm" svg:y="-5cm"/>
          <draw:glue-point draw:id="11" svg:x="-4.464cm" svg:y="-5cm"/>
          <draw:custom-shape draw:style-name="gr24" draw:text-style-name="P4" draw:layer="layout" svg:width="2cm" svg:height="1.4cm" svg:x="4.8cm" svg:y="26.9cm">
            <text:p text:style-name="P4"/>
            <text:p text:style-name="P4">RS485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4.8cm" svg:y="26.9cm">
            <text:p text:style-name="P3">A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1cm" svg:height="0.7cm" svg:x="5.8cm" svg:y="26.9cm">
            <text:p text:style-name="P3">B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8" draw:layer="layout" svg:width="16.7cm" svg:height="2.106cm" svg:x="2.2cm" svg:y="1.3cm">
          <draw:text-box>
            <text:p text:style-name="P3"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N</text:span><text:span text:style-name="T2">o</text:span><text:span text:style-name="T2">i</text:span><text:span text:style-name="T2">s</text:span><text:span text:style-name="T2">e</text:span></text:p>
            <text:p text:style-name="P3"><text:span text:style-name="T1">C</text:span><text:span text:style-name="T1">â</text:span><text:span text:style-name="T1">b</text:span><text:span text:style-name="T1">l</text:span><text:span text:style-name="T1">a</text:span><text:span text:style-name="T1">g</text:span><text:span text:style-name="T1">e</text:span><text:span text:style-name="T1"> </text:span><text:span text:style-name="T1">d</text:span><text:span text:style-name="T1">u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ô</text:span><text:span text:style-name="T1">l</text:span><text:span text:style-name="T1">e</text:span><text:span text:style-name="T1">u</text:span><text:span text:style-name="T1">r</text:span><text:span text:style-name="T1"> </text:span><text:span text:style-name="T1">m</text:span><text:span text:style-name="T1">o</text:span><text:span text:style-name="T1">t</text:span><text:span text:style-name="T1">e</text:span><text:span text:style-name="T1">u</text:span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6:15:32.830945519</meta:creation-date>
    <dc:date>2019-03-08T09:48:44.592693138</dc:date>
    <meta:editing-duration>P1DT23H25M53S</meta:editing-duration>
    <meta:editing-cycles>5</meta:editing-cycles>
    <meta:generator>LibreOffice/5.1.6.2$Linux_X86_64 LibreOffice_project/10m0$Build-2</meta:generator>
    <meta:document-statistic meta:object-count="212"/>
  </office:meta>
</office:document-meta>
</file>